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8" table:number-columns-repeated="4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oving_avg_4_dept_size</text:p>
          </table:table-cell>
          <table:table-cell office:value-type="string" calcext:value-type="string">
            <text:p>moving_avg_3_dept_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T2:.Y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A2:.AF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3:.Y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3:.AF3])" office:value-type="float" office:value="3" calcext:value-type="float">
            <text:p>3</text:p>
          </table:table-cell>
          <table:table-cell table:formula="of:=[.AG3]-[.Z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Q1:.Q4])" office:value-type="float" office:value="0.0193503362517447" calcext:value-type="float">
            <text:p>0.0193503363</text:p>
          </table:table-cell>
          <table:table-cell table:formula="of:=AVERAGE([.Q2:.Q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T4:.Y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4:.AF4])" office:value-type="float" office:value="9" calcext:value-type="float">
            <text:p>9</text:p>
          </table:table-cell>
          <table:table-cell table:formula="of:=[.AG4]-[.Z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Q2:.Q5])" office:value-type="float" office:value="0.0145127521888085" calcext:value-type="float">
            <text:p>0.0145127522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Y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5:.AF5])" office:value-type="float" office:value="4" calcext:value-type="float">
            <text:p>4</text:p>
          </table:table-cell>
          <table:table-cell table:formula="of:=[.AG5]-[.Z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Q3:.Q6])" office:value-type="float" office:value="0.0337435214195778" calcext:value-type="float">
            <text:p>0.0337435214</text:p>
          </table:table-cell>
          <table:table-cell table:formula="of:=AVERAGE([.Q4:.Q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6:.Y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6:.AF6])" office:value-type="float" office:value="8" calcext:value-type="float">
            <text:p>8</text:p>
          </table:table-cell>
          <table:table-cell table:formula="of:=[.AG6]-[.Z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Q4:.Q7])" office:value-type="float" office:value="0.0468548470309034" calcext:value-type="float">
            <text:p>0.046854847</text:p>
          </table:table-cell>
          <table:table-cell table:formula="of:=AVERAGE([.Q5:.Q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7:.Y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A7:.AF7])" office:value-type="float" office:value="2" calcext:value-type="float">
            <text:p>2</text:p>
          </table:table-cell>
          <table:table-cell table:formula="of:=[.AG7]-[.Z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Q5:.Q8])" office:value-type="float" office:value="0.0339716655893127" calcext:value-type="float">
            <text:p>0.0339716656</text:p>
          </table:table-cell>
          <table:table-cell table:formula="of:=AVERAGE([.Q6:.Q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8:.Y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8:.AF8])" office:value-type="float" office:value="5" calcext:value-type="float">
            <text:p>5</text:p>
          </table:table-cell>
          <table:table-cell table:formula="of:=[.AG8]-[.Z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Q6:.Q9])" office:value-type="float" office:value="0.0255446992971778" calcext:value-type="float">
            <text:p>0.0255446993</text:p>
          </table:table-cell>
          <table:table-cell table:formula="of:=AVERAGE([.Q7:.Q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T9:.Y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9:.AF9])" office:value-type="float" office:value="3" calcext:value-type="float">
            <text:p>3</text:p>
          </table:table-cell>
          <table:table-cell table:formula="of:=[.AG9]-[.Z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Q7:.Q10])" office:value-type="float" office:value="-0.00822095365452165" calcext:value-type="float">
            <text:p>-0.0082209537</text:p>
          </table:table-cell>
          <table:table-cell table:formula="of:=AVERAGE([.Q8:.Q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T10:.Y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0:.AF10])" office:value-type="float" office:value="4" calcext:value-type="float">
            <text:p>4</text:p>
          </table:table-cell>
          <table:table-cell table:formula="of:=[.AG10]-[.Z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Q8:.Q11])" office:value-type="float" office:value="-0.00502430462453928" calcext:value-type="float">
            <text:p>-0.0050243046</text:p>
          </table:table-cell>
          <table:table-cell table:formula="of:=AVERAGE([.Q9:.Q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11:.Y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A11:.AF11])" office:value-type="float" office:value="7" calcext:value-type="float">
            <text:p>7</text:p>
          </table:table-cell>
          <table:table-cell table:formula="of:=[.AG11]-[.Z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Q9:.Q12])" office:value-type="float" office:value="-0.0228131068924344" calcext:value-type="float">
            <text:p>-0.0228131069</text:p>
          </table:table-cell>
          <table:table-cell table:formula="of:=AVERAGE([.Q10:.Q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T12:.Y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12:.AF12])" office:value-type="float" office:value="5" calcext:value-type="float">
            <text:p>5</text:p>
          </table:table-cell>
          <table:table-cell table:formula="of:=[.AG12]-[.Z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Q10:.Q13])" office:value-type="float" office:value="-0.0112997208472131" calcext:value-type="float">
            <text:p>-0.0112997208</text:p>
          </table:table-cell>
          <table:table-cell table:formula="of:=AVERAGE([.Q11:.Q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3:.Y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3:.AF13])" office:value-type="float" office:value="8" calcext:value-type="float">
            <text:p>8</text:p>
          </table:table-cell>
          <table:table-cell table:formula="of:=[.AG13]-[.Z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Q11:.Q14])" office:value-type="float" office:value="0.0245766262883512" calcext:value-type="float">
            <text:p>0.0245766263</text:p>
          </table:table-cell>
          <table:table-cell table:formula="of:=AVERAGE([.Q12:.Q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14:.Y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A14:.AF14])" office:value-type="float" office:value="10" calcext:value-type="float">
            <text:p>10</text:p>
          </table:table-cell>
          <table:table-cell table:formula="of:=[.AG14]-[.Z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2:29:28.634610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2:29:37.659503359</dc:date>
    <meta:editing-duration>P1DT2H12M55S</meta:editing-duration>
    <meta:editing-cycles>10</meta:editing-cycles>
    <meta:generator>LibreOffice/5.1.6.2$Linux_X86_64 LibreOffice_project/10m0$Build-2</meta:generator>
    <meta:document-statistic meta:table-count="1" meta:cell-count="560" meta:object-count="0"/>
  </office:meta>
</office:document-meta>
</file>